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Verdana1"/>
    </style:style>
    <style:style style:name="T4" style:family="text">
      <style:text-properties style:text-underline-style="solid" style:text-underline-width="auto" style:text-underline-color="font-color"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ngolian Beef</text:p>
      <text:p text:style-name="Standard">Crystal Miller</text:p>
      <text:p text:style-name="Standard"/>
      <text:p text:style-name="Standard">2 lbs round steak, cut into small pieces</text:p>
      <text:p text:style-name="Standard">2 T soy sauce</text:p>
      <text:p text:style-name="Standard">2 T cornstarch</text:p>
      <text:p text:style-name="Standard">4 carrots, peeled and sliced very think</text:p>
      <text:p text:style-name="Standard">1 bunch green onions, cut into 2” lengths</text:p>
      <text:p text:style-name="Standard">6 large mushrooms, sliced very thin</text:p>
      <text:p text:style-name="Standard">¼ cup olive oil, divided</text:p>
      <text:p text:style-name="Standard"/>
      <text:p text:style-name="Standard">Sauce</text:p>
      <text:p text:style-name="Standard">¼ c soy sauce</text:p>
      <text:p text:style-name="Standard">1 T cornstarch</text:p>
      <text:p text:style-name="Standard">1 t cane juice crystals</text:p>
      <text:p text:style-name="Standard">2 t red pepper flakes (this makes this dish quite spicy.. so reduce if you don’t like your food real spicy)</text:p>
      <text:p text:style-name="Standard">1 t salt</text:p>
      <text:p text:style-name="Standard">pepper, a few shakes</text:p>
      <text:p text:style-name="Standard">1 ½ cups water</text:p>
      <text:p text:style-name="Standard"/>
      <text:p text:style-name="Standard">In a medium size bowl combine meat, 2 T soy sauce and 2 T cornstarch and let sit for a few minutes. </text:p>
      <text:p text:style-name="Standard"/>
      <text:p text:style-name="Standard">In a small bowl combine sauce ingredients. </text:p>
      <text:p text:style-name="Standard"/>
      <text:p text:style-name="Standard">Heat a large frying pan and add half the olive oil. Add meat and cook until meat is no longer pink. Remove from pan and put in a bowl. Add rest of oil to frying pan and add carrots. Cook until the carrots are just tender and add onions and mushrooms. Stir fry these until the veggies are soft. Add the meat and heat. When everything is hot add sauce ingredients and cook and stir until sauce is thick and bubbly. </text:p>
      <text:p text:style-name="Standard"/>
      <text:p text:style-name="Standard">Serve over brown ric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3:36:03.43</dc:date>
    <dc:creator>Crystal Miller</dc:creator>
    <meta:editing-duration>PT7H18M17S</meta:editing-duration>
    <meta:editing-cycles>1</meta:editing-cycles>
    <meta:generator>OpenOffice/4.1.1$Win32 OpenOffice.org_project/411m6$Build-9775</meta:generator>
    <meta:document-statistic meta:table-count="0" meta:image-count="0" meta:object-count="0" meta:page-count="1" meta:paragraph-count="21" meta:word-count="204" meta:character-count="1017"/>
  </office:meta>
</office:document-meta>
</file>